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/>
    </style:style>
    <style:style style:name="T4" style:parent-style-name="Fuentedepárrafopredeter." style:family="text">
      <style:text-properties fo:font-weight="bold" style:font-weight-asian="bold" fo:language="es" fo:country="ES"/>
    </style:style>
    <style:style style:name="T5" style:parent-style-name="Fuentedepárrafopredeter." style:family="text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T7" style:parent-style-name="Fuentedepárrafopredeter." style:family="text">
      <style:text-properties fo:font-weight="bold" style:font-weight-asian="bold" fo:language="es" fo:country="ES"/>
    </style:style>
    <style:style style:name="T8" style:parent-style-name="Fuentedepárrafopredeter." style:family="text">
      <style:text-properties fo:font-weight="bold" style:font-weight-asian="bold"/>
    </style:style>
    <style:style style:name="P9" style:parent-style-name="Standard" style:family="paragraph">
      <style:text-properties fo:font-weight="bold" style:font-weight-asian="bold" style:font-weight-complex="bold" fo:language="es" fo:country="ES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T85" style:parent-style-name="Fuentedepárrafopredeter." style:family="text">
      <style:text-properties fo:font-weight="bold" style:font-weight-asian="bold" style:font-weight-complex="bold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T102" style:parent-style-name="Fuentedepárrafopredeter." style:family="text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T105" style:parent-style-name="Fuentedepárrafopredeter." style:family="text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T111" style:parent-style-name="Fuentedepárrafopredeter." style:family="text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T114" style:parent-style-name="Fuentedepárrafopredeter." style:family="text">
      <style:text-properties fo:font-weight="bold" style:font-weight-asian="bold" style:font-weight-complex="bold"/>
    </style:style>
    <style:style style:name="T115" style:parent-style-name="Fuentedepárrafopredeter." style:family="text">
      <style:text-properties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T120" style:parent-style-name="Fuentedepárrafopredeter." style:family="text">
      <style:text-properties fo:font-weight="bold" style:font-weight-asian="bold" style:font-weight-complex="bold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P124" style:parent-style-name="Normal" style:family="paragraph">
      <style:text-properties fo:font-weight="bold" style:font-weight-asian="bold"/>
    </style:style>
    <style:style style:name="P125" style:parent-style-name="Standard" style:family="paragraph">
      <style:text-properties fo:font-weight="bold" style:font-weight-asian="bold" style:font-weight-complex="bold" fo:language="es" fo:country="ES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T131" style:parent-style-name="Fuentedepárrafopredeter." style:family="text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T135" style:parent-style-name="Fuentedepárrafopredeter." style:family="text">
      <style:text-properties fo:font-weight="bold" style:font-weight-asian="bold" style:font-weight-complex="bold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T141" style:parent-style-name="Fuentedepárrafopredeter." style:family="text">
      <style:text-properties fo:font-weight="bold" style:font-weight-asian="bold" style:font-weight-complex="bold"/>
    </style:style>
    <style:style style:name="P142" style:parent-style-name="Standard" style:family="paragraph">
      <style:text-properties fo:font-weight="bold" style:font-weight-asian="bold" style:font-weight-complex="bold"/>
    </style:style>
    <style:style style:name="T143" style:parent-style-name="Fuentedepárrafopredeter." style:family="text">
      <style:text-properties fo:font-weight="bold" style:font-weight-asian="bold" style:font-weight-complex="bold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P145" style:parent-style-name="Standard" style:family="paragraph">
      <style:text-properties fo:font-weight="bold" style:font-weight-asian="bold" style:font-weight-complex="bold"/>
    </style:style>
    <style:style style:name="P146" style:parent-style-name="Standard" style:family="paragraph">
      <style:text-properties fo:font-weight="bold" style:font-weight-asian="bold" style:font-weight-complex="bold"/>
    </style:style>
    <style:style style:name="T147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RESPUESTAS S.I - 2ª EVALUCIÓN</text:p>
      <text:p text:style-name="P2"/>
      <text:p text:style-name="P3">1.¿en cuál de estos modos proceso inactivos del sistema se ejecuta durante más tiempo?</text:p>
      <text:p text:style-name="Párrafodelista">Tiempo compartido</text:p>
      <text:p text:style-name="Normal"><text:span text:style-name="T4">2.<text:s/></text:span><text:span text:style-name="T5">¿Qué utilizan los sistemas basados en unix para proporcionar estabilidd a su nuccleo monolitico?</text:span></text:p>
      <text:p text:style-name="Párrafodelista"><text:s/>Un sistema virtual de archivos entre usuario y el núcleo</text:p>
      <text:p text:style-name="P6">3.¿A dónde apunta la entrada “..” en un sistema de archivo ext4?</text:p>
      <text:p text:style-name="Párrafodelista">Al i-nodo del directorio raíz</text:p>
      <text:p text:style-name="Normal"><text:span text:style-name="T7">4.<text:s/></text:span><text:span text:style-name="T8">¿Cuál es el principal uso hoy en dia de los sistemas de quintageneracion?</text:span></text:p>
      <text:p text:style-name="Párrafodelista">En sistemas simples de decisión (control de<text:s/>estabilidad,<text:s/>semáforos,<text:s/>sistemas de riesgo)</text:p>
      <text:p text:style-name="P9"/>
      <text:p text:style-name="P10">5. ¿Qué ocurriría si aumentamos el tamaño de bloque?</text:p>
      <text:p text:style-name="Standard"><text:tab/>Aumeta el rendimiento pero también la fragmentación interna.</text:p>
      <text:p text:style-name="Standard"/>
      <text:p text:style-name="P11">6. Supongamos que en una tabla FAT, la fila 243 contiene el valor 65 ¿Qué significa?</text:p>
      <text:p text:style-name="Párrafodelista">El bloque 243 forma parte de un archivo, el bloque 65 es el siguiente bloque de dicho archivo</text:p>
      <text:p text:style-name="P12">7. Cuando montamos un sitema de<text:s/>archivos en una carpeta en un sistema Linux... ¿qué ocurre con los archivos que contenía?</text:p>
      <text:p text:style-name="Standard"><text:span text:style-name="T13"><text:tab/></text:span>Desaparecen temporalmente hasta que se desmonte el sistema de archivos.</text:p>
      <text:p text:style-name="Standard"/>
      <text:p text:style-name="P14">8. ¿Para qué sirven los archivos especiales de E/S?</text:p>
      <text:p text:style-name="Standard"><text:span text:style-name="T15"><text:tab/></text:span>Para leer o escribir en los dispositivos como si fueran archivos.</text:p>
      <text:p text:style-name="Standard"/>
      <text:p text:style-name="P16">9. ¿Cuál de estas operaciones ocupa más tiempo cuando se realiza sobre un archivo d 1 MiB dentro de un mismo sistema de archivos?</text:p>
      <text:p text:style-name="Standard"><text:span text:style-name="T17"><text:tab/></text:span>Copiarlo.</text:p>
      <text:p text:style-name="Standard"/>
      <text:p text:style-name="P18">10. De todos estos sistemas operativos...¿cuál es conveniente instalar primero?</text:p>
      <text:p text:style-name="Standard"><text:span text:style-name="T19"><text:tab/></text:span>Windows XP.</text:p>
      <text:p text:style-name="Standard"/>
      <text:p text:style-name="P20">11. ¿Qué ocurre si movemos un archivo que está en la carpeta A a la carpeta B suponiendo que también tiene un enlace duro en la carpeta C?</text:p>
      <text:p text:style-name="Standard"><text:span text:style-name="T21"><text:tab/></text:span>Se borra su entrada en la carpeta A y se crea otra en la carpeta B.</text:p>
      <text:p text:style-name="Standard"/>
      <text:p text:style-name="P22">12. ¿Por qué no es adecuado formatear<text:s/>un dispositivo en NTFS conectado a un servidor Linux?</text:p>
      <text:p text:style-name="Standard"><text:span text:style-name="T23"><text:tab/></text:span>No se pueden gestionar permisos.</text:p>
      <text:p text:style-name="P24"/>
      <text:p text:style-name="P25">13. Un archivo llamado carta.txt tiene los caracteres -rw-rw-r-- cuando se le hace un ls -o ¿Qué caracteres obtendremos si ejecutamos el siguiente comando? Chmod go=x<text:s/>carta.txt</text:p>
      <text:p text:style-name="Standard"><text:span text:style-name="T26"><text:tab/></text:span>-rw---x--x</text:p>
      <text:p text:style-name="P27"/>
      <text:p text:style-name="P28">14. ¿Cuál de estos conceptos no se detectaría como una unidad lógica en un sistema Windows?</text:p>
      <text:p text:style-name="Standard"><text:span text:style-name="T29"><text:tab/></text:span>Un dispositivo físico.</text:p>
      <text:p text:style-name="P30"/>
      <text:p text:style-name="P31">15. A la hora de instalar un sistema Linux, debemos crear una partición para la memoria virtual...¿En qué sistema de<text:s/>archivos lo formatearemos?</text:p>
      <text:p text:style-name="Standard"><text:span text:style-name="T32"><text:tab/></text:span>En ninguno.<text:span text:style-name="T33"><text:tab/></text:span></text:p>
      <text:p text:style-name="P34"/>
      <text:p text:style-name="P35">16. ¿Con qué sistema de archivos es mejor para copiar un DVD?</text:p>
      <text:p text:style-name="Standard"><text:span text:style-name="T36"><text:tab/></text:span>UDF Plano.<text:span text:style-name="T37"><text:tab/></text:span></text:p>
      <text:p text:style-name="P38"/>
      <text:p text:style-name="P39">17. ¿En qué estado se encuentra los procesos d elos manejadores de dispositivo la mayor parte del timpo?</text:p>
      <text:p text:style-name="Standard"><text:span text:style-name="T40"><text:tab/></text:span>Bloqueado.</text:p>
      <text:p text:style-name="P41"/>
      <text:p text:style-name="P42">18. ¿Qué técnica podríamos utilizar para garantizar que la descarga de un archivo se</text:p>
      <text:p text:style-name="Standard"><text:span text:style-name="T43"><text:tab/></text:span>Buffering.</text:p>
      <text:p text:style-name="P44"/>
      <text:p text:style-name="P45">19. ¿Cuántos caracteres se pueden utilizar como máximo en sistemas FAT32 para nombrar los archivos?</text:p>
      <text:p text:style-name="Standard"><text:span text:style-name="T46"><text:tab/></text:span>255 caracteres + 3 caracteres para la extensión.</text:p>
      <text:p text:style-name="P47"/>
      <text:p text:style-name="P48">20. ¿A qué accede el comando ls -o?</text:p>
      <text:p text:style-name="Standard"><text:span text:style-name="T49"><text:tab/></text:span>Las carapetas sobre la que se ejecuta y todos los i-nodos de los archivos a listar.<text:span text:style-name="T50"><text:tab/></text:span></text:p>
      <text:p text:style-name="P51"><text:tab/></text:p>
      <text:p text:style-name="P52">21. Para ejecutar una aplicación no compatible ocn un sistema operativo... ¿Qué es más eficiente?</text:p>
      <text:p text:style-name="Standard"><text:tab/>Instalar una API compatible.</text:p>
      <text:p text:style-name="P53"/>
      <text:p text:style-name="P54">22. ¿Dónde no es posible<text:s/>encontrar ningún tipo de datos de arranque?</text:p>
      <text:p text:style-name="Standard"><text:span text:style-name="T55"><text:tab/></text:span>En la firma del arranque.</text:p>
      <text:p text:style-name="P56"/>
      <text:p text:style-name="P57">23. Observando la naturaleza del microprocesador, ¿en qué caso es más efectivo un DMA?</text:p>
      <text:p text:style-name="Standard"><text:span text:style-name="T58"><text:tab/></text:span>En un equipo con un procesador CISC.</text:p>
      <text:p text:style-name="P59"/>
      <text:p text:style-name="P60">24. ¿Por qué, en Android, algunas aplicaciones de telefonía se ejecutan directamente y no en la máquina Dalvik?</text:p>
      <text:p text:style-name="Standard"><text:span text:style-name="T61"><text:tab/></text:span>Para minimizar el tiempo de respuesta.</text:p>
      <text:p text:style-name="P62"/>
      <text:p text:style-name="P63">25. En un RAID 5 implementada con tres discos iguales, respecto a un sistema normal la velocidad de lectura...</text:p>
      <text:p text:style-name="Standard"><text:span text:style-name="T64"><text:tab/></text:span>Se duplica.</text:p>
      <text:p text:style-name="P65"/>
      <text:p text:style-name="P66">26. ¿Cuál de estos datos no están contenidos en el bloque de control de procesos (PCB) de un proceso en la cola de preparados?</text:p>
      <text:p text:style-name="Standard"><text:span text:style-name="T67"><text:tab/></text:span>El código ejecutable del proceso.</text:p>
      <text:p text:style-name="P68"/>
      <text:p text:style-name="Standard"><text:span text:style-name="T69">27. ¿Qué es lo primero que hae la BIOS?</text:span></text:p>
      <text:p text:style-name="Standard"><text:span text:style-name="T70"><text:tab/></text:span>Cargar el manejador primario de vídeo.</text:p>
      <text:p text:style-name="Standard"/>
      <text:p text:style-name="P71">28. ¿Un volumen RAID 1 cuándo es más rápido?</text:p>
      <text:p text:style-name="Standard"><text:span text:style-name="T72"><text:tab/></text:span>En<text:s/>lecturas de archivos grandes.</text:p>
      <text:p text:style-name="Standard"/>
      <text:p text:style-name="P73">29. En un sistema actual, ¿cómo vamos a encontrar la memoria RAM?</text:p>
      <text:p text:style-name="Standard"><text:tab/>Lo más llena posible con los procesos preparadosy bloqueados.</text:p>
      <text:p text:style-name="Standard"/>
      <text:p text:style-name="P74">30. ¿Cuál es el tamaño máximo que se puede aprovechar en un dispositivo MBR?</text:p>
      <text:p text:style-name="Standard"><text:span text:style-name="T75"><text:tab/></text:span>8 TiB.</text:p>
      <text:p text:style-name="P76"/>
      <text:soft-page-break/>
      <text:p text:style-name="P77">31. ¿En<text:s/>qué partición podemos instalar un sistema operativo Windows actual?</text:p>
      <text:p text:style-name="Standard"><text:span text:style-name="T78"><text:tab/></text:span>En cualquier partición.<text:span text:style-name="T79"><text:tab/></text:span></text:p>
      <text:p text:style-name="P80"><text:tab/></text:p>
      <text:p text:style-name="P81">32. Si necesitamos aumentar la sensación de simultaneidad. ¿Qué podemos hacer?</text:p>
      <text:p text:style-name="Standard"><text:span text:style-name="T82"><text:tab/></text:span>Reducir el tamaño del quantum.</text:p>
      <text:p text:style-name="P83"/>
      <text:p text:style-name="P84">33. ¿Son síncronas las interrupciones de<text:s/>hardware?</text:p>
      <text:p text:style-name="Standard"><text:span text:style-name="T85"><text:tab/></text:span>Sólo las que genera la propia CPU.<text:span text:style-name="T86"><text:tab/></text:span></text:p>
      <text:p text:style-name="P87"/>
      <text:p text:style-name="P88">34. ¿Sobre qué se realiz un formateo a bajo nivel?</text:p>
      <text:p text:style-name="Standard"><text:span text:style-name="T89"><text:tab/></text:span>Sobre todo el disco físico.</text:p>
      <text:p text:style-name="P90"/>
      <text:p text:style-name="P91">35. El terminal de los sistemas Linux...</text:p>
      <text:p text:style-name="Standard"><text:span text:style-name="T92"><text:tab/></text:span>Es un programa de usuario.</text:p>
      <text:p text:style-name="P93"/>
      <text:p text:style-name="P94">36. ¿Cuál de estas afirmaciones no es cierta?</text:p>
      <text:p text:style-name="Standard"><text:span text:style-name="T95"><text:tab/></text:span>El modo monoprogramado implica el tiempo real.<text:span text:style-name="T96"><text:tab/></text:span></text:p>
      <text:p text:style-name="P97"/>
      <text:p text:style-name="P98">37. La utilización de hebras mejoran la comunicación entre tareas respecto a los procesos. ¿Dónde es especialmente útil esta técnica para mejorar el rendimiento?</text:p>
      <text:p text:style-name="Standard"><text:span text:style-name="T99"><text:tab/></text:span>Con micronúcleos.</text:p>
      <text:p text:style-name="P100"/>
      <text:p text:style-name="P101">38. ¿A qué puede deberse un alto porcentaje del procesador y actividad contínua del disco duro?</text:p>
      <text:p text:style-name="Standard"><text:span text:style-name="T102"><text:tab/></text:span>A la hiperpaginación.</text:p>
      <text:p text:style-name="P103"/>
      <text:p text:style-name="P104">39. ¿Qué técnica de implementación de procesos es importante a la hora de arrancar un sistema multiprogramado actual?</text:p>
      <text:p text:style-name="Standard"><text:span text:style-name="T105"><text:tab/></text:span>La bifurcación.</text:p>
      <text:p text:style-name="P106"/>
      <text:p text:style-name="P107">40. De las siguientes páginas,<text:s/>¿cuál será accedida con mayor frecuencia?</text:p>
      <text:p text:style-name="Standard"><text:span text:style-name="T108"><text:tab/></text:span>Una página con tabla de páginas de un proceso en ejecución.</text:p>
      <text:p text:style-name="P109"/>
      <text:p text:style-name="P110">41. ¿Qué módulo del sistema operativo se verá afectado si cambiamos entre los modos e tiempo compartido y tiempo real?</text:p>
      <text:p text:style-name="Standard"><text:span text:style-name="T111"><text:tab/></text:span>El planificador a corto plazo.</text:p>
      <text:p text:style-name="P112"/>
      <text:p text:style-name="P113">42. Si tenemos un proceso en memoria de 801 KiB, ¿cuántas páginas ocupará si la memoria está divididas en marcos de páginas de 8 KiB?</text:p>
      <text:p text:style-name="Standard"><text:span text:style-name="T114"><text:tab/></text:span><text:span text:style-name="T115">101 páginas.</text:span></text:p>
      <text:p text:style-name="P116"/>
      <text:p text:style-name="P117">43. ¿Puede un proceso realizar un acceso fuera de su espacio de direcciones?</text:p>
      <text:p text:style-name="P118"/>
      <text:p text:style-name="P119">44. ¿Qué podemos encontrar en<text:s/>el primer sector de una partición ext4 (MBR)?</text:p>
      <text:p text:style-name="Standard"><text:span text:style-name="T120"><text:tab/></text:span>Nada, estará vacio en cualquier caso.</text:p>
      <text:p text:style-name="P121"/>
      <text:p text:style-name="P122">45. ¿Qué tipo de sistemas actuales siguen la filosofía de la tercera generación?</text:p>
      <text:p text:style-name="Standard"><text:span text:style-name="T123"><text:tab/></text:span>Los ordenadores conectados a la nube.</text:p>
      <text:p text:style-name="Standard"/>
      <text:p text:style-name="P124">46. En Windows, un usuario que pertenece al grupo A y al grupo B al mismo tiempo, intenta acceder a un archivo que tiene permitido para el grupo B permitida la lectura, y el borrado pero denegada la escritura ¿Cuáles son los permisos efectivos de ese usuario sobre el archivo?</text:p>
      <text:p text:style-name="P125"/>
      <text:p text:style-name="P126"/>
      <text:p text:style-name="P127">47. Aun contando con los permisos necesarios, un<text:s/>usuario no puede borrar un archivo. ¿A qué puede deberse?</text:p>
      <text:p text:style-name="Standard"><text:span text:style-name="T128"><text:tab/></text:span>Existe un descriptor del archivo asociado a un proceso.</text:p>
      <text:p text:style-name="P129"/>
      <text:p text:style-name="P130">48. En última instancia... ¿Qué identifica, de forma unívoca, un archivo ext4?</text:p>
      <text:p text:style-name="Standard"><text:span text:style-name="T131"><text:tab/></text:span>El número de su i-nodo.</text:p>
      <text:p text:style-name="P132"/>
      <text:p text:style-name="P133">49. ¿Se puede crear en un sistema<text:s/>de archivos un enlace a un archivo que pertenezca a otro sistema de archivos?</text:p>
      <text:p text:style-name="Standard"><text:span text:style-name="T134"><text:tab/></text:span>Sólo si es un enlace blando.<text:span text:style-name="T135"><text:tab/></text:span></text:p>
      <text:p text:style-name="P136"/>
      <text:p text:style-name="P137">50. ¿Con cuánta capacidad de almacenaje dispone en un volumen RAID 0 formado por tres discos duros de 1 TiB?</text:p>
      <text:p text:style-name="Standard"><text:span text:style-name="T138"><text:tab/></text:span>3 TiB.</text:p>
      <text:p text:style-name="P139"/>
      <text:p text:style-name="P140">51. ¿Por qué se utiliza el comando sudo delante de comandos de instalación apt-get y aptitude?</text:p>
      <text:p text:style-name="Standard"><text:span text:style-name="T141"><text:tab/></text:span>Para instalar un paquete en el sistema necesitas tener privilegios de superusuario.</text:p>
      <text:p text:style-name="P142">52. ¿Dónde se descargan los archivos iniciales necesarios para un arranque de red?</text:p>
      <text:p text:style-name="Standard"><text:span text:style-name="T143"><text:tab/></text:span>En la memoria RAM.<text:s/><text:span text:style-name="T144"><text:tab/></text:span></text:p>
      <text:p text:style-name="P145"/>
      <text:p text:style-name="P146">53. En sistemas Linux... ¿Qué permisos debo establecer en una carpeta para evitar que un usuario creer archivos dentro de la misma?</text:p>
      <text:p text:style-name="Standard"><text:span text:style-name="T147"><text:tab/></text:span>Denegarle los permisos de escritur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E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iShi</dc:creator>
    <meta:creation-date>2009-04-16T11:32:00Z</meta:creation-date>
    <dc:date>2014-03-28T13:05:00Z</dc:date>
    <meta:template xlink:href="Normal" xlink:type="simple"/>
    <meta:editing-cycles>6</meta:editing-cycles>
    <meta:editing-duration>PT4980S</meta:editing-duration>
    <meta:user-defined meta:name="Info 1"/>
    <meta:user-defined meta:name="Info 2"/>
    <meta:user-defined meta:name="Info 3"/>
    <meta:user-defined meta:name="Info 4"/>
    <meta:document-statistic meta:page-count="4" meta:paragraph-count="13" meta:word-count="1069" meta:character-count="6936" meta:row-count="49" meta:non-whitespace-character-count="5880"/>
  </office:meta>
</office:document-meta>
</file>